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36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2" style:family="table-cell" style:parent-style-name="Default" style:data-style-name="N36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36">
      <style:table-cell-properties fo:border="thin solid #000000"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6.032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shapes>
          <draw:custom-shape svg:x="22.58694in" svg:y="0.97278in" svg:width="1.51375in" svg:height="0.15625in" draw:z-index="5" draw:id="id4" draw:style-name="a6" draw:name="Полилиния 1">
            <svg:title/>
            <svg:desc/>
            <text:p text:style-name="a5" text:class-names="" text:cond-style-name=""><text:span text:style-name="a4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21600 - ?f11"/>
              <draw:equation draw:name="f16" draw:formula="?f15 * ?f12"/>
              <draw:equation draw:name="f17" draw:formula="?f16 / 10800"/>
              <draw:equation draw:name="f18" draw:formula="?f11 + ?f17"/>
              <draw:equation draw:name="f19" draw:formula="$0 / ?f6"/>
              <draw:equation draw:name="f20" draw:formula="$1 / ?f7"/>
              <draw:equation draw:name="f21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6" draw:id="id5" draw:style-name="a9" draw:name="TextBox 2" svg:x="22.62514in" svg:y="0.83069in" svg:width="1.18264in" svg:height="0.36889in">
            <draw:text-box>
              <text:p text:style-name="a8" text:class-names="" text:cond-style-name=""><text:span text:style-name="a7" text:class-names="">Мода и медиана</text:span></text:p>
            </draw:text-box>
            <svg:title/>
            <svg:desc/>
          </draw:frame>
          <draw:frame draw:z-index="7" draw:id="id6" draw:style-name="a12" draw:name="TextBox 3" svg:x="21.96097in" svg:y="4.48625in" svg:width="0.01028in" svg:height="0.18458in">
            <draw:text-box>
              <text:p text:style-name="a11" text:class-names="" text:cond-style-name=""><text:span text:style-name="a10" text:class-names=""/></text:p>
            </draw:text-box>
            <svg:title/>
            <svg:desc/>
          </draw:frame>
          <draw:frame draw:z-index="8" draw:id="id7" draw:style-name="a15" draw:name="TextBox 4" svg:x="20.81611in" svg:y="4.38028in" svg:width="0.42361in" svg:height="0.18458in">
            <draw:text-box>
              <text:p text:style-name="a14" text:class-names="" text:cond-style-name=""><text:span text:style-name="a13" text:class-names="">Мода</text:span></text:p>
            </draw:text-box>
            <svg:title/>
            <svg:desc/>
          </draw:frame>
          <draw:custom-shape svg:x="20.80597in" svg:y="4.55in" svg:width="0.54486in" svg:height="0.09528in" draw:z-index="9" draw:id="id8" draw:style-name="a18" draw:name="Полилиния 5">
            <svg:title/>
            <svg:desc/>
            <text:p text:style-name="a17" text:class-names="" text:cond-style-name=""><text:span text:style-name="a16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21600 - ?f11"/>
              <draw:equation draw:name="f16" draw:formula="?f15 * ?f12"/>
              <draw:equation draw:name="f17" draw:formula="?f16 / 10800"/>
              <draw:equation draw:name="f18" draw:formula="?f11 + ?f17"/>
              <draw:equation draw:name="f19" draw:formula="$0 / ?f6"/>
              <draw:equation draw:name="f20" draw:formula="$1 / ?f7"/>
              <draw:equation draw:name="f21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21.68625in" svg:y="5.34806in" svg:width="0.84764in" svg:height="0.13778in" draw:z-index="10" draw:id="id9" draw:style-name="a21" draw:name="Полилиния 6">
            <svg:title/>
            <svg:desc/>
            <text:p text:style-name="a20" text:class-names="" text:cond-style-name=""><text:span text:style-name="a19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21600 - ?f11"/>
              <draw:equation draw:name="f16" draw:formula="?f15 * ?f12"/>
              <draw:equation draw:name="f17" draw:formula="?f16 / 10800"/>
              <draw:equation draw:name="f18" draw:formula="?f11 + ?f17"/>
              <draw:equation draw:name="f19" draw:formula="$0 / ?f6"/>
              <draw:equation draw:name="f20" draw:formula="$1 / ?f7"/>
              <draw:equation draw:name="f21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1" draw:id="id10" draw:style-name="a26" draw:name="TextBox 7" svg:x="21.67597in" svg:y="5.19875in" svg:width="0.75944in" svg:height="0.55319in">
            <draw:text-box>
              <text:p text:style-name="a23" text:class-names="" text:cond-style-name=""><text:span text:style-name="a22" text:class-names="">Медиана</text:span></text:p>
              <text:p text:style-name="a25" text:class-names="" text:cond-style-name=""><text:span text:style-name="a24" text:class-names=""/></text:p>
            </draw:text-box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010" table:default-cell-style-name="ce1"/>
        <table:table-column table:style-name="co10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13">
            <text:p>Исходные данные</text:p>
          </table:table-cell>
          <table:covered-table-cell table:number-columns-repeated="2"/>
          <table:table-cell table:style-name="ce1"/>
          <table:table-cell table:style-name="ce2"/>
          <table:table-cell table:number-columns-spanned="8" table:number-rows-spanned="1" table:style-name="ce14"/>
          <table:covered-table-cell table:number-columns-repeated="7"/>
          <table:table-cell table:style-name="ce2"/>
          <table:table-cell table:number-columns-repeated="2" table:style-name="ce1"/>
          <table:table-cell table:style-name="ce1">
            <draw:frame draw:z-index="1" draw:id="id0" draw:style-name="a0" draw:name="Диаграмма 1" svg:x="0.55361in" svg:y="0.07792in" svg:width="6.30278in" svg:height="3.35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1">
            <draw:frame draw:z-index="3" draw:id="id2" draw:style-name="a2" draw:name="Диаграмма 3" svg:x="0.45625in" svg:y="0.18458in" svg:width="6.13972in" svg:height="3.3244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7"/>
        </table:table-row>
        <table:table-row table:style-name="ro1">
          <table:table-cell/>
          <table:table-cell office:value-type="string" table:number-columns-spanned="1" table:number-rows-spanned="2" table:style-name="ce15">
            <text:p>Дата/Город</text:p>
          </table:table-cell>
          <table:table-cell office:value-type="string" table:number-columns-spanned="1" table:number-rows-spanned="2" table:style-name="ce15">
            <text:p>Сингапур</text:p>
          </table:table-cell>
          <table:table-cell office:value-type="string" table:number-columns-spanned="1" table:number-rows-spanned="2" table:style-name="ce15">
            <text:p>Мурманск</text:p>
          </table:table-cell>
          <table:table-cell table:style-name="ce1"/>
          <table:table-cell table:style-name="ce3"/>
          <table:table-cell office:value-type="string" table:number-columns-spanned="5" table:number-rows-spanned="1" table:style-name="ce15">
            <text:p>Сингапур</text:p>
          </table:table-cell>
          <table:covered-table-cell table:number-columns-repeated="4"/>
          <table:table-cell office:value-type="string" table:number-columns-spanned="5" table:number-rows-spanned="1" table:style-name="ce16">
            <text:p>Мурманск</text:p>
          </table:table-cell>
          <table:covered-table-cell table:number-columns-repeated="4"/>
          <table:table-cell table:number-columns-repeated="16368" table:style-name="ce1"/>
        </table:table-row>
        <table:table-row table:style-name="ro2">
          <table:table-cell/>
          <table:covered-table-cell/>
          <table:covered-table-cell/>
          <table:covered-table-cell/>
          <table:table-cell table:style-name="ce1"/>
          <table:table-cell table:style-name="ce3"/>
          <table:table-cell office:value-type="string" table:style-name="ce4">
            <text:p>Варианта</text:p>
          </table:table-cell>
          <table:table-cell office:value-type="string" table:style-name="ce4">
            <text:p>Частота</text:p>
          </table:table-cell>
          <table:table-cell office:value-type="string" table:style-name="ce4">
            <text:p>Относительная частота</text:p>
          </table:table-cell>
          <table:table-cell office:value-type="string" table:style-name="ce5">
            <text:p>x<text:span text:style-name="T2">i</text:span>*n<text:span text:style-name="T2">i</text:span></text:p>
          </table:table-cell>
          <table:table-cell office:value-type="string" table:style-name="ce5">
            <text:p>(x<text:span text:style-name="T2">i</text:span>-x<text:span text:style-name="T2">n</text:span>)<text:span text:style-name="T3">2<text:s/></text:span>* n<text:span text:style-name="T2">i</text:span></text:p>
          </table:table-cell>
          <table:table-cell office:value-type="string" table:style-name="ce4">
            <text:p>Варианта</text:p>
          </table:table-cell>
          <table:table-cell office:value-type="string" table:style-name="ce4">
            <text:p>Частота</text:p>
          </table:table-cell>
          <table:table-cell office:value-type="string" table:style-name="ce4">
            <text:p>Относительная частота</text:p>
          </table:table-cell>
          <table:table-cell office:value-type="string" table:style-name="ce5">
            <text:p>x<text:span text:style-name="T2">i</text:span>*n<text:span text:style-name="T2">i</text:span></text:p>
          </table:table-cell>
          <table:table-cell office:value-type="string" table:style-name="ce5">
            <text:p>(x<text:span text:style-name="T2">i</text:span>-x<text:span text:style-name="T2">n</text:span>)<text:span text:style-name="T3">2<text:s/></text:span>* n<text:span text:style-name="T2">i</text:span></text:p>
          </table:table-cell>
          <table:table-cell table:number-columns-repeated="3" table:style-name="ce6"/>
          <table:table-cell table:number-columns-repeated="16365"/>
        </table:table-row>
        <table:table-row table:style-name="ro1">
          <table:table-cell/>
          <table:table-cell office:value-type="date" office:date-value="2018-04-01T00:00:00" table:style-name="ce7">
            <text:p>1. Apr. 2018</text:p>
          </table:table-cell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table:style-name="ce1"/>
          <table:table-cell table:style-name="ce8"/>
          <table:table-cell office:value-type="float" office:value="27" table:style-name="ce5">
            <text:p>27</text:p>
          </table:table-cell>
          <table:table-cell office:value-type="float" office:value="1" table:style-name="ce5">
            <text:p>1</text:p>
          </table:table-cell>
          <table:table-cell office:value-type="float" office:value="3.5714285714285712E-2" table:formula="of:=[.H5]/28" table:style-name="ce9">
            <text:p>0,035714286</text:p>
          </table:table-cell>
          <table:table-cell office:value-type="float" office:value="27" table:formula="of:=[.G5]*[.H5]" table:style-name="ce5">
            <text:p>27</text:p>
          </table:table-cell>
          <table:table-cell office:value-type="float" office:value="17.760204081632661" table:formula="of:=POWER(([.G5]-[.$G$34]);2)*[.H5]" table:style-name="ce5">
            <text:p>17,76020408</text:p>
          </table:table-cell>
          <table:table-cell office:value-type="float" office:value="-3" table:style-name="ce5">
            <text:p>-3</text:p>
          </table:table-cell>
          <table:table-cell office:value-type="float" office:value="1" table:style-name="ce5">
            <text:p>1</text:p>
          </table:table-cell>
          <table:table-cell office:value-type="float" office:value="3.5714285714285712E-2" table:formula="of:=[.M5]/28" table:style-name="ce5">
            <text:p>0,035714286</text:p>
          </table:table-cell>
          <table:table-cell office:value-type="float" office:value="-3" table:formula="of:=[.L5]*[.M5]" table:style-name="ce9">
            <text:p>-3</text:p>
          </table:table-cell>
          <table:table-cell office:value-type="float" office:value="27.188775510204081" table:formula="of:=POWER(([.L5]-[.$K$34]);2)*[.M5]" table:style-name="ce5">
            <text:p>27,18877551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2T00:00:00" table:style-name="ce7">
            <text:p>2. Apr. 2018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table:style-name="ce1"/>
          <table:table-cell table:style-name="ce8"/>
          <table:table-cell office:value-type="float" office:value="28" table:style-name="ce5">
            <text:p>28</text:p>
          </table:table-cell>
          <table:table-cell office:value-type="float" office:value="2" table:style-name="ce5">
            <text:p>2</text:p>
          </table:table-cell>
          <table:table-cell office:value-type="float" office:value="7.1428571428571425E-2" table:formula="of:=[.H6]/28" table:style-name="ce9">
            <text:p>0,071428571</text:p>
          </table:table-cell>
          <table:table-cell office:value-type="float" office:value="56" table:formula="of:=[.G6]*[.H6]" table:style-name="ce5">
            <text:p>56</text:p>
          </table:table-cell>
          <table:table-cell office:value-type="float" office:value="20.663265306122462" table:formula="of:=POWER(([.G6]-[.$G$34]);2)*[.H6]" table:style-name="ce5">
            <text:p>20,66326531</text:p>
          </table:table-cell>
          <table:table-cell office:value-type="float" office:value="-1" table:style-name="ce5">
            <text:p>-1</text:p>
          </table:table-cell>
          <table:table-cell office:value-type="float" office:value="3" table:style-name="ce5">
            <text:p>3</text:p>
          </table:table-cell>
          <table:table-cell office:value-type="float" office:value="0.10714285714285714" table:formula="of:=[.M6]/28" table:style-name="ce5">
            <text:p>0,107142857</text:p>
          </table:table-cell>
          <table:table-cell office:value-type="float" office:value="-3" table:formula="of:=[.L6]*[.M6]" table:style-name="ce9">
            <text:p>-3</text:p>
          </table:table-cell>
          <table:table-cell office:value-type="float" office:value="30.994897959183675" table:formula="of:=POWER(([.L6]-[.$K$34]);2)*[.M6]" table:style-name="ce5">
            <text:p>30,99489796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3T00:00:00" table:style-name="ce7">
            <text:p>3. Apr. 2018</text:p>
          </table:table-cell>
          <table:table-cell office:value-type="float" office:value="32" table:style-name="ce5">
            <text:p>32</text:p>
          </table:table-cell>
          <table:table-cell office:value-type="float" office:value="-1" table:style-name="ce5">
            <text:p>-1</text:p>
          </table:table-cell>
          <table:table-cell table:style-name="ce1"/>
          <table:table-cell table:style-name="ce8"/>
          <table:table-cell office:value-type="float" office:value="29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7.1428571428571425E-2" table:formula="of:=[.H7]/28" table:style-name="ce9">
            <text:p>0,071428571</text:p>
          </table:table-cell>
          <table:table-cell office:value-type="float" office:value="58" table:formula="of:=[.G7]*[.H7]" table:style-name="ce5">
            <text:p>58</text:p>
          </table:table-cell>
          <table:table-cell office:value-type="float" office:value="9.8061224489796004" table:formula="of:=POWER(([.G7]-[.$G$34]);2)*[.H7]" table:style-name="ce5">
            <text:p>9,806122449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.17857142857142858" table:formula="of:=[.M7]/28" table:style-name="ce5">
            <text:p>0,178571429</text:p>
          </table:table-cell>
          <table:table-cell office:value-type="float" office:value="0" table:formula="of:=[.L7]*[.M7]" table:style-name="ce9">
            <text:p>0</text:p>
          </table:table-cell>
          <table:table-cell office:value-type="float" office:value="24.515306122448983" table:formula="of:=POWER(([.L7]-[.$K$34]);2)*[.M7]" table:style-name="ce5">
            <text:p>24,51530612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4T00:00:00" table:style-name="ce7">
            <text:p>4. Apr. 2018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table:style-name="ce1"/>
          <table:table-cell table:style-name="ce8"/>
          <table:table-cell office:value-type="float" office:value="30" table:style-name="ce5">
            <text:p>30</text:p>
          </table:table-cell>
          <table:table-cell office:value-type="float" office:value="3" table:style-name="ce5">
            <text:p>3</text:p>
          </table:table-cell>
          <table:table-cell office:value-type="float" office:value="0.10714285714285714" table:formula="of:=[.H8]/28" table:style-name="ce9">
            <text:p>0,107142857</text:p>
          </table:table-cell>
          <table:table-cell office:value-type="float" office:value="90" table:formula="of:=[.G8]*[.H8]" table:style-name="ce5">
            <text:p>90</text:p>
          </table:table-cell>
          <table:table-cell office:value-type="float" office:value="4.4234693877551097" table:formula="of:=POWER(([.G8]-[.$G$34]);2)*[.H8]" table:style-name="ce5">
            <text:p>4,423469388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.14285714285714285" table:formula="of:=[.M8]/28" table:style-name="ce5">
            <text:p>0,142857143</text:p>
          </table:table-cell>
          <table:table-cell office:value-type="float" office:value="4" table:formula="of:=[.L8]*[.M8]" table:style-name="ce9">
            <text:p>4</text:p>
          </table:table-cell>
          <table:table-cell office:value-type="float" office:value="5.8979591836734704" table:formula="of:=POWER(([.L8]-[.$K$34]);2)*[.M8]" table:style-name="ce5">
            <text:p>5,897959184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5T00:00:00" table:style-name="ce7">
            <text:p>5. Apr. 2018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table:style-name="ce1"/>
          <table:table-cell table:style-name="ce8"/>
          <table:table-cell office:value-type="float" office:value="31" table:style-name="ce5">
            <text:p>31</text:p>
          </table:table-cell>
          <table:table-cell office:value-type="float" office:value="4" table:style-name="ce5">
            <text:p>4</text:p>
          </table:table-cell>
          <table:table-cell office:value-type="float" office:value="0.14285714285714285" table:formula="of:=[.H9]/28" table:style-name="ce9">
            <text:p>0,142857143</text:p>
          </table:table-cell>
          <table:table-cell office:value-type="float" office:value="124" table:formula="of:=[.G9]*[.H9]" table:style-name="ce5">
            <text:p>124</text:p>
          </table:table-cell>
          <table:table-cell office:value-type="float" office:value="0.18367346938775683" table:formula="of:=POWER(([.G9]-[.$G$34]);2)*[.H9]" table:style-name="ce5">
            <text:p>0,183673469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0.10714285714285714" table:formula="of:=[.M9]/28" table:style-name="ce5">
            <text:p>0,107142857</text:p>
          </table:table-cell>
          <table:table-cell office:value-type="float" office:value="6" table:formula="of:=[.L9]*[.M9]" table:style-name="ce9">
            <text:p>6</text:p>
          </table:table-cell>
          <table:table-cell office:value-type="float" office:value="0.13775510204081648" table:formula="of:=POWER(([.L9]-[.$K$34]);2)*[.M9]" table:style-name="ce5">
            <text:p>0,137755102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6T00:00:00" table:style-name="ce7">
            <text:p>6. Apr. 2018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5">
            <text:p>1</text:p>
          </table:table-cell>
          <table:table-cell table:style-name="ce1"/>
          <table:table-cell table:style-name="ce8"/>
          <table:table-cell office:value-type="float" office:value="32" table:style-name="ce5">
            <text:p>32</text:p>
          </table:table-cell>
          <table:table-cell office:value-type="float" office:value="10" table:style-name="ce5">
            <text:p>10</text:p>
          </table:table-cell>
          <table:table-cell office:value-type="float" office:value="0.35714285714285715" table:formula="of:=[.H10]/28" table:style-name="ce9">
            <text:p>0,357142857</text:p>
          </table:table-cell>
          <table:table-cell office:value-type="float" office:value="320" table:formula="of:=[.G10]*[.H10]" table:style-name="ce5">
            <text:p>320</text:p>
          </table:table-cell>
          <table:table-cell office:value-type="float" office:value="6.1734693877550857" table:formula="of:=POWER(([.G10]-[.$G$34]);2)*[.H10]" table:style-name="ce5">
            <text:p>6,173469388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0.14285714285714285" table:formula="of:=[.M10]/28" table:style-name="ce5">
            <text:p>0,142857143</text:p>
          </table:table-cell>
          <table:table-cell office:value-type="float" office:value="12" table:formula="of:=[.L10]*[.M10]" table:style-name="ce9">
            <text:p>12</text:p>
          </table:table-cell>
          <table:table-cell office:value-type="float" office:value="2.4693877551020402" table:formula="of:=POWER(([.L10]-[.$K$34]);2)*[.M10]" table:style-name="ce5">
            <text:p>2,469387755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7T00:00:00" table:style-name="ce7">
            <text:p>7. Apr. 2018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table:style-name="ce1"/>
          <table:table-cell table:style-name="ce8"/>
          <table:table-cell office:value-type="float" office:value="33" table:style-name="ce5">
            <text:p>33</text:p>
          </table:table-cell>
          <table:table-cell office:value-type="float" office:value="5" table:style-name="ce5">
            <text:p>5</text:p>
          </table:table-cell>
          <table:table-cell office:value-type="float" office:value="0.17857142857142858" table:formula="of:=[.H11]/28" table:style-name="ce9">
            <text:p>0,178571429</text:p>
          </table:table-cell>
          <table:table-cell office:value-type="float" office:value="165" table:formula="of:=[.G11]*[.H11]" table:style-name="ce5">
            <text:p>165</text:p>
          </table:table-cell>
          <table:table-cell office:value-type="float" office:value="15.943877551020389" table:formula="of:=POWER(([.G11]-[.$G$34]);2)*[.H11]" table:style-name="ce5">
            <text:p>15,94387755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.5714285714285712E-2" table:formula="of:=[.M11]/28" table:style-name="ce5">
            <text:p>0,035714286</text:p>
          </table:table-cell>
          <table:table-cell office:value-type="float" office:value="4" table:formula="of:=[.L11]*[.M11]" table:style-name="ce9">
            <text:p>4</text:p>
          </table:table-cell>
          <table:table-cell office:value-type="float" office:value="3.1887755102040813" table:formula="of:=POWER(([.L11]-[.$K$34]);2)*[.M11]" table:style-name="ce5">
            <text:p>3,18877551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8T00:00:00" table:style-name="ce7">
            <text:p>8. Apr. 2018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table:style-name="ce1"/>
          <table:table-cell table:style-name="ce8"/>
          <table:table-cell office:value-type="float" office:value="34" table:style-name="ce5">
            <text:p>34</text:p>
          </table:table-cell>
          <table:table-cell office:value-type="float" office:value="1" table:style-name="ce5">
            <text:p>1</text:p>
          </table:table-cell>
          <table:table-cell office:value-type="float" office:value="3.5714285714285712E-2" table:formula="of:=[.H12]/28" table:style-name="ce9">
            <text:p>0,035714286</text:p>
          </table:table-cell>
          <table:table-cell office:value-type="float" office:value="34" table:formula="of:=[.G12]*[.H12]" table:style-name="ce5">
            <text:p>34</text:p>
          </table:table-cell>
          <table:table-cell office:value-type="float" office:value="7.7602040816326472" table:formula="of:=POWER(([.G12]-[.$G$34]);2)*[.H12]" table:style-name="ce5">
            <text:p>7,760204082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0.14285714285714285" table:formula="of:=[.M12]/28" table:style-name="ce5">
            <text:p>0,142857143</text:p>
          </table:table-cell>
          <table:table-cell office:value-type="float" office:value="20" table:formula="of:=[.L12]*[.M12]" table:style-name="ce9">
            <text:p>20</text:p>
          </table:table-cell>
          <table:table-cell office:value-type="float" office:value="31.04081632653061" table:formula="of:=POWER(([.L12]-[.$K$34]);2)*[.M12]" table:style-name="ce5">
            <text:p>31,04081633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9T00:00:00" table:style-name="ce7">
            <text:p>9. Apr. 2018</text:p>
          </table:table-cell>
          <table:table-cell office:value-type="float" office:value="32" table:style-name="ce5">
            <text:p>32</text:p>
          </table:table-cell>
          <table:table-cell office:value-type="float" office:value="-3" table:style-name="ce5">
            <text:p>-3</text:p>
          </table:table-cell>
          <table:table-cell table:number-columns-repeated="7" table:style-name="ce1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7.1428571428571425E-2" table:formula="of:=[.M13]/28" table:style-name="ce5">
            <text:p>0,071428571</text:p>
          </table:table-cell>
          <table:table-cell office:value-type="float" office:value="14" table:formula="of:=[.L13]*[.M13]" table:style-name="ce9">
            <text:p>14</text:p>
          </table:table-cell>
          <table:table-cell office:value-type="float" office:value="45.806122448979586" table:formula="of:=POWER(([.L13]-[.$K$34]);2)*[.M13]" table:style-name="ce5">
            <text:p>45,80612245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10T00:00:00" table:style-name="ce7">
            <text:p>10. Apr. 2018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5">
            <text:p>1</text:p>
          </table:table-cell>
          <table:table-cell table:number-columns-repeated="7" table:style-name="ce1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3.5714285714285712E-2" table:formula="of:=[.M14]/28" table:style-name="ce5">
            <text:p>0,035714286</text:p>
          </table:table-cell>
          <table:table-cell office:value-type="float" office:value="8" table:formula="of:=[.L14]*[.M14]" table:style-name="ce9">
            <text:p>8</text:p>
          </table:table-cell>
          <table:table-cell office:value-type="float" office:value="33.474489795918366" table:formula="of:=POWER(([.L14]-[.$K$34]);2)*[.M14]" table:style-name="ce5">
            <text:p>33,4744898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11T00:00:00" table:style-name="ce7">
            <text:p>11. Apr. 2018</text:p>
          </table:table-cell>
          <table:table-cell office:value-type="float" office:value="34" table:style-name="ce5">
            <text:p>34</text:p>
          </table:table-cell>
          <table:table-cell office:value-type="float" office:value="4" table:style-name="ce5">
            <text:p>4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12T00:00:00" table:style-name="ce7">
            <text:p>12. Apr. 2018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5">
            <text:p>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13T00:00:00" table:style-name="ce7">
            <text:p>13. Apr. 2018</text:p>
          </table:table-cell>
          <table:table-cell office:value-type="float" office:value="33" table:style-name="ce5">
            <text:p>33</text:p>
          </table:table-cell>
          <table:table-cell office:value-type="float" office:value="7" table:style-name="ce5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14T00:00:00" table:style-name="ce7">
            <text:p>14. Apr. 2018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5">
            <text:p>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15T00:00:00" table:style-name="ce7">
            <text:p>15. Apr. 2018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5">
            <text:p>3</text:p>
          </table:table-cell>
          <table:table-cell table:number-columns-repeated="13"/>
          <table:table-cell table:style-name="ce1">
            <draw:frame draw:z-index="2" draw:id="id1" draw:style-name="a1" draw:name="Диаграмма 2" svg:x="0.46305in" svg:y="0.19014in" svg:width="6.29764in" svg:height="2.9980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/>
          <table:table-cell office:value-type="date" office:date-value="2018-04-16T00:00:00" table:style-name="ce7">
            <text:p>16. Apr. 2018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5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17T00:00:00" table:style-name="ce7">
            <text:p>17. Apr. 2018</text:p>
          </table:table-cell>
          <table:table-cell office:value-type="float" office:value="33" table:style-name="ce5">
            <text:p>33</text:p>
          </table:table-cell>
          <table:table-cell office:value-type="float" office:value="5" table:style-name="ce5">
            <text:p>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18T00:00:00" table:style-name="ce7">
            <text:p>18. Apr. 2018</text:p>
          </table:table-cell>
          <table:table-cell office:value-type="float" office:value="33" table:style-name="ce5">
            <text:p>33</text:p>
          </table:table-cell>
          <table:table-cell office:value-type="float" office:value="5" table:style-name="ce5">
            <text:p>5</text:p>
          </table:table-cell>
          <table:table-cell table:number-columns-repeated="22"/>
          <table:table-cell table:style-name="ce1">
            <draw:frame draw:z-index="4" draw:id="id3" draw:style-name="a3" draw:name="Диаграмма 4" svg:x="0.48861in" svg:y="0.05903in" svg:width="6.49875in" svg:height="2.998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7"/>
        </table:table-row>
        <table:table-row table:style-name="ro1">
          <table:table-cell/>
          <table:table-cell office:value-type="date" office:date-value="2018-04-19T00:00:00" table:style-name="ce7">
            <text:p>19. Apr. 2018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20T00:00:00" table:style-name="ce7">
            <text:p>20. Apr. 2018</text:p>
          </table:table-cell>
          <table:table-cell office:value-type="float" office:value="33" table:style-name="ce5">
            <text:p>33</text:p>
          </table:table-cell>
          <table:table-cell office:value-type="float" office:value="-1" table:style-name="ce5">
            <text:p>-1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21T00:00:00" table:style-name="ce7">
            <text:p>21. Apr. 2018</text:p>
          </table:table-cell>
          <table:table-cell office:value-type="float" office:value="28" table:style-name="ce5">
            <text:p>28</text:p>
          </table:table-cell>
          <table:table-cell office:value-type="float" office:value="-1" table:style-name="ce5">
            <text:p>-1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22T00:00:00" table:style-name="ce7">
            <text:p>22. Apr. 2018</text:p>
          </table:table-cell>
          <table:table-cell office:value-type="float" office:value="29" table:style-name="ce5">
            <text:p>29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23T00:00:00" table:style-name="ce7">
            <text:p>23. Apr. 2018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5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24T00:00:00" table:style-name="ce7">
            <text:p>24. Apr. 2018</text:p>
          </table:table-cell>
          <table:table-cell office:value-type="float" office:value="31" table:style-name="ce5">
            <text:p>31</text:p>
          </table:table-cell>
          <table:table-cell office:value-type="float" office:value="8" table:style-name="ce5">
            <text:p>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25T00:00:00" table:style-name="ce7">
            <text:p>25. Apr. 2018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5">
            <text:p>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26T00:00:00" table:style-name="ce7">
            <text:p>26. Apr. 2018</text:p>
          </table:table-cell>
          <table:table-cell office:value-type="float" office:value="29" table:style-name="ce5">
            <text:p>29</text:p>
          </table:table-cell>
          <table:table-cell office:value-type="float" office:value="7" table:style-name="ce5">
            <text:p>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27T00:00:00" table:style-name="ce7">
            <text:p>27. Apr. 2018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8-04-28T00:00:00" table:style-name="ce7">
            <text:p>28. Apr. 2018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/>
          <table:table-cell table:style-name="ce10"/>
          <table:table-cell table:number-columns-repeated="2" table:style-name="ce2"/>
          <table:table-cell table:style-name="ce1"/>
          <table:table-cell office:value-type="string" table:number-columns-spanned="9" table:number-rows-spanned="1" table:style-name="ce17">
            <text:p>Параметры</text:p>
          </table:table-cell>
          <table:covered-table-cell table:number-columns-repeated="8"/>
          <table:table-cell table:number-columns-repeated="16370"/>
        </table:table-row>
        <table:table-row table:style-name="ro1">
          <table:table-cell/>
          <table:table-cell table:number-columns-repeated="4" table:style-name="ce1"/>
          <table:table-cell office:value-type="string" table:style-name="ce11">
            <text:p>Выборочная средняя x<text:span text:style-name="T2">n</text:span></text:p>
          </table:table-cell>
          <table:table-cell office:value-type="float" office:value="31.214285714285715" table:formula="of:=SUM([.J5:.J12])/28" table:number-columns-spanned="4" table:number-rows-spanned="1" table:style-name="ce16">
            <text:p>31,21428571</text:p>
          </table:table-cell>
          <table:covered-table-cell table:number-columns-repeated="3"/>
          <table:table-cell office:value-type="float" office:value="2.2142857142857144" table:formula="of:=SUM([.O5:.O14])/28" table:number-columns-spanned="4" table:number-rows-spanned="1" table:style-name="ce16">
            <text:p>2,214285714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/>
          <table:table-cell table:number-columns-repeated="4" table:style-name="ce1"/>
          <table:table-cell office:value-type="string" table:style-name="ce12">
            <text:p>Дисперсия Dr</text:p>
          </table:table-cell>
          <table:table-cell office:value-type="float" office:value="2.954081632653061" table:formula="of:=SUM([.K5:.K12])/28" table:number-columns-spanned="4" table:number-rows-spanned="1" table:style-name="ce16">
            <text:p>2,954081633</text:p>
          </table:table-cell>
          <table:covered-table-cell table:number-columns-repeated="3"/>
          <table:table-cell office:value-type="float" office:value="7.3112244897959178" table:formula="of:=SUM([.P5:.P14])/28" table:number-columns-spanned="4" table:number-rows-spanned="1" table:style-name="ce16">
            <text:p>7,31122449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/>
          <table:table-cell table:number-columns-repeated="4" table:style-name="ce1"/>
          <table:table-cell office:value-type="string" table:style-name="ce5">
            <text:p>Коэффициент вариации V</text:p>
          </table:table-cell>
          <table:table-cell office:value-type="float" office:value="5.5062743320439193E-2" table:formula="of:=SQRT([.G35])/[.G34]" table:number-columns-spanned="4" table:number-rows-spanned="1" table:style-name="ce16">
            <text:p>0,055062743</text:p>
          </table:table-cell>
          <table:covered-table-cell table:number-columns-repeated="3"/>
          <table:table-cell office:value-type="float" office:value="1.2211285955321094" table:formula="of:=SQRT([.K35])/[.K34]" table:number-columns-spanned="4" table:number-rows-spanned="1" table:style-name="ce16">
            <text:p>1,221128596</text:p>
          </table:table-cell>
          <table:covered-table-cell table:number-columns-repeated="3"/>
          <table:table-cell table:number-columns-repeated="1637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number:date-style style:name="N37" number:language="en" number:country="US">
      <number:day/>
      <number:text>. </number:text>
      <number:month number:textual="true"/>
      <number:text>. 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tud</meta:initial-creator>
    <dc:creator>Константин Третьяков</dc:creator>
    <meta:creation-date>2014-05-19T07:00:18Z</meta:creation-date>
    <dc:date>2018-05-06T20:33:31Z</dc:date>
    <meta:editing-cycles>7</meta:editing-cycles>
    <meta:editing-duration>PT366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line" svg:height="241.65pt" svg:width="453.8pt" chart:style-name="Crt0">
        <chart:title svg:x="91.0548031496063pt" svg:y="6.881732283464566pt" chart:style-name="CT00">
          <text:p text:style-name="a0" text:class-names="" text:cond-style-name="">Полигон частот (Сингапур)</text:p>
        </chart:title>
        <chart:plot-area svg:x="24.57803149606299pt" svg:y="35.22645669291339pt" svg:width="405.2959842519685pt" svg:height="185.3552755905512pt" chart:style-name="Plt0">
          <chart:axis chart:dimension="y" chart:name="primary-y" chart:style-name="Axs0">
            <chart:title svg:x="45.55574803149607pt" svg:y="15.37102362204724pt" chart:style-name="AT00">
              <text:p text:style-name="a1" text:class-names="" text:cond-style-name="">ni</text:p>
            </chart:title>
            <chart:grid chart:class="major" chart:style-name="GMa0"/>
          </chart:axis>
          <chart:axis chart:dimension="x" chart:name="primary-x" chart:style-name="Axs1">
            <chart:title svg:x="426.5855118110237pt" svg:y="189.896062992126pt" chart:style-name="AT01">
              <text:p text:style-name="a2" text:class-names="" text:cond-style-name="">xi</text:p>
            </chart:title>
            <chart:categories table:cell-range-address="Лист1.$G$5:.$G$12"/>
          </chart:axis>
          <chart:series chart:values-cell-range-address="Лист1.$I$5:.$I$12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line" svg:height="215.86pt" svg:width="453.4299212598425pt" chart:style-name="Crt0">
        <chart:title chart:style-name="CT00">
          <text:p text:style-name="a0" text:class-names="" text:cond-style-name="">Полигон частот (Мурманск)</text:p>
        </chart:title>
        <chart:plot-area svg:x="13.38118110236221pt" svg:y="30.4pt" svg:width="418.3892913385827pt" svg:height="176.252125984252pt" chart:style-name="Plt0">
          <chart:axis chart:dimension="y" chart:name="primary-y" chart:style-name="Axs0">
            <chart:title svg:x="31.63858267716535pt" svg:y="13.76929133858268pt" chart:style-name="AT00">
              <text:p text:style-name="a1" text:class-names="" text:cond-style-name="">ni</text:p>
            </chart:title>
            <chart:grid chart:class="major" chart:style-name="GMa0"/>
          </chart:axis>
          <chart:axis chart:dimension="x" chart:name="primary-x" chart:style-name="Axs1">
            <chart:title svg:x="429.2473228346456pt" svg:y="178.83031496063pt" chart:style-name="AT01">
              <text:p text:style-name="a2" text:class-names="" text:cond-style-name="">xi</text:p>
            </chart:title>
            <chart:categories table:cell-range-address="Лист1.$L$5:.$L$14"/>
          </chart:axis>
          <chart:series chart:values-cell-range-address="Лист1.$N$5:.$N$14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39.36pt" svg:width="442.06pt" chart:style-name="Crt0">
        <chart:title svg:x="0.0pt" svg:y="8.94251968503937pt" chart:style-name="CT00">
          <text:p text:style-name="a0" text:class-names="" text:cond-style-name="">Гистограмма относительных частот (Сингапур)</text:p>
        </chart:title>
        <chart:plot-area svg:x="27.51543307086614pt" svg:y="65.3055905511811pt" svg:width="383.7987401574803pt" svg:height="155.6615748031496pt" chart:style-name="Plt0">
          <chart:axis chart:dimension="y" chart:name="primary-y" chart:style-name="Axs0">
            <chart:title svg:x="36.81pt" svg:y="44.76889763779528pt" chart:style-name="AT00">
              <text:p text:style-name="a1" text:class-names="" text:cond-style-name="">hi</text:p>
            </chart:title>
            <chart:grid chart:class="major" chart:style-name="GMa0"/>
          </chart:axis>
          <chart:axis chart:dimension="x" chart:name="primary-x" chart:style-name="Axs1">
            <chart:title svg:x="416.358188976378pt" svg:y="198.991811023622pt" chart:style-name="AT01">
              <text:p text:style-name="a2" text:class-names="" text:cond-style-name="">X</text:p>
            </chart:title>
            <chart:categories table:cell-range-address="Лист1.$G$5:.$G$12"/>
          </chart:axis>
          <chart:series chart:values-cell-range-address="Лист1.$H$5:.$H$12" chart:class="chart:bar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15.91pt" svg:width="467.91pt" chart:style-name="Crt0">
        <chart:title svg:x="22.92228346456693pt" svg:y="10.51354330708661pt" chart:style-name="CT00">
          <text:p text:style-name="a0" text:class-names="" text:cond-style-name="">Гистограмма относительных частот (Мурманск)</text:p>
        </chart:title>
        <chart:plot-area svg:x="36.21102362204724pt" svg:y="58.34858267716535pt" svg:width="403.5630708661417pt" svg:height="148.3513385826771pt" chart:style-name="Plt0">
          <chart:axis chart:dimension="y" chart:name="primary-y" chart:style-name="Axs0">
            <chart:title svg:x="36.38102362204724pt" svg:y="38.37015748031496pt" chart:style-name="AT00">
              <text:p text:style-name="a1" text:class-names="" text:cond-style-name="">hi</text:p>
            </chart:title>
            <chart:grid chart:class="major" chart:style-name="GMa0"/>
          </chart:axis>
          <chart:axis chart:dimension="x" chart:name="primary-x" chart:style-name="Axs1">
            <chart:title svg:x="445.4409448818898pt" svg:y="166.9696062992126pt" chart:style-name="AT01">
              <text:p text:style-name="a2" text:class-names="" text:cond-style-name="">X</text:p>
            </chart:title>
            <chart:categories table:cell-range-address="Лист1.$L$5:.$L$14"/>
          </chart:axis>
          <chart:series chart:values-cell-range-address="Лист1.$M$5:.$M$14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